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249cm"/>
    </style:style>
    <style:style style:name="Tabela1.B" style:family="table-column">
      <style:table-column-properties style:column-width="12.7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379" officeooo:paragraph-rsid="00058379"/>
    </style:style>
    <style:style style:name="P2" style:family="paragraph" style:parent-style-name="Standard">
      <style:paragraph-properties fo:text-align="end" style:justify-single-word="false"/>
      <style:text-properties officeooo:rsid="00058379" officeooo:paragraph-rsid="00058379"/>
    </style:style>
    <style:style style:name="P3" style:family="paragraph" style:parent-style-name="Standard">
      <style:paragraph-properties fo:text-align="start" style:justify-single-word="false"/>
      <style:text-properties officeooo:rsid="00058379" officeooo:paragraph-rsid="00058379"/>
    </style:style>
    <style:style style:name="P4" style:family="paragraph" style:parent-style-name="Standard">
      <style:paragraph-properties fo:text-align="center" style:justify-single-word="false"/>
      <style:text-properties fo:font-size="18pt" officeooo:rsid="00058379" officeooo:paragraph-rsid="00058379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58379" officeooo:paragraph-rsid="00058379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paragraph-rsid="00058379"/>
    </style:style>
    <style:style style:name="P7" style:family="paragraph" style:parent-style-name="Standard">
      <style:paragraph-properties fo:text-align="start" style:justify-single-word="false"/>
      <style:text-properties officeooo:paragraph-rsid="0006d889"/>
    </style:style>
    <style:style style:name="P8" style:family="paragraph" style:parent-style-name="Standard">
      <style:paragraph-properties fo:text-align="start" style:justify-single-word="false"/>
      <style:text-properties fo:font-size="14pt" officeooo:rsid="00058379" officeooo:paragraph-rsid="0005837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df99d" officeooo:paragraph-rsid="000df99d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5f424" officeooo:paragraph-rsid="0015f424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34168d" officeooo:paragraph-rsid="0034168d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officeooo:rsid="000df99d" officeooo:paragraph-rsid="000df99d"/>
    </style:style>
    <style:style style:name="P13" style:family="paragraph" style:parent-style-name="Standard">
      <style:paragraph-properties fo:text-align="start" style:justify-single-word="false"/>
      <style:text-properties officeooo:rsid="000df99d" officeooo:paragraph-rsid="000e790a"/>
    </style:style>
    <style:style style:name="P14" style:family="paragraph" style:parent-style-name="Standard">
      <style:paragraph-properties fo:text-align="start" style:justify-single-word="false"/>
      <style:text-properties officeooo:rsid="002cfe5d" officeooo:paragraph-rsid="002cfe5d"/>
    </style:style>
    <style:style style:name="P15" style:family="paragraph" style:parent-style-name="Standard">
      <style:paragraph-properties fo:text-align="start" style:justify-single-word="false"/>
      <style:text-properties officeooo:rsid="002e5a60" officeooo:paragraph-rsid="002e5a60"/>
    </style:style>
    <style:style style:name="P16" style:family="paragraph" style:parent-style-name="Standard">
      <style:paragraph-properties fo:text-align="start" style:justify-single-word="false"/>
      <style:text-properties officeooo:rsid="00180c4c" officeooo:paragraph-rsid="0030820c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font-name="Liberation Serif" fo:font-size="12pt" fo:letter-spacing="normal" fo:font-style="normal" fo:font-weight="normal" officeooo:rsid="0017988d" officeooo:paragraph-rsid="0015f424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34168d" officeooo:paragraph-rsid="0034168d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officeooo:rsid="00146f33" officeooo:paragraph-rsid="00146f33"/>
    </style:style>
    <style:style style:name="P20" style:family="paragraph" style:parent-style-name="Table_20_Contents">
      <style:paragraph-properties fo:text-align="center" style:justify-single-word="false"/>
      <style:text-properties fo:font-size="8pt" officeooo:rsid="00146f33" officeooo:paragraph-rsid="00146f33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officeooo:rsid="00239bef" officeooo:paragraph-rsid="00239bef"/>
    </style:style>
    <style:style style:name="P22" style:family="paragraph" style:parent-style-name="Standard">
      <style:paragraph-properties fo:text-align="start" style:justify-single-word="false"/>
      <style:text-properties officeooo:rsid="00058379" officeooo:paragraph-rsid="00058379"/>
    </style:style>
    <style:style style:name="P23" style:family="paragraph" style:parent-style-name="Standard">
      <style:paragraph-properties fo:text-align="end" style:justify-single-word="false"/>
      <style:text-properties officeooo:rsid="00058379" officeooo:paragraph-rsid="0038a394"/>
    </style:style>
    <style:style style:name="P24" style:family="paragraph" style:parent-style-name="Standard">
      <style:paragraph-properties fo:text-align="center" style:justify-single-word="false"/>
      <style:text-properties fo:font-size="18pt" officeooo:rsid="00058379" officeooo:paragraph-rsid="0038a394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officeooo:rsid="002e5a60" officeooo:paragraph-rsid="002e5a60"/>
    </style:style>
    <style:style style:name="P26" style:family="paragraph" style:parent-style-name="Standard">
      <style:paragraph-properties fo:text-align="start" style:justify-single-word="false"/>
      <style:text-properties officeooo:rsid="002cfe5d" officeooo:paragraph-rsid="002cfe5d"/>
    </style:style>
    <style:style style:name="P27" style:family="paragraph" style:parent-style-name="Standard">
      <style:paragraph-properties fo:text-align="start" style:justify-single-word="false"/>
      <style:text-properties officeooo:rsid="000df99d" officeooo:paragraph-rsid="000e790a"/>
    </style:style>
    <style:style style:name="P28" style:family="paragraph" style:parent-style-name="Standard">
      <style:paragraph-properties fo:text-align="start" style:justify-single-word="false"/>
      <style:text-properties officeooo:rsid="00180c4c" officeooo:paragraph-rsid="0030820c"/>
    </style:style>
    <style:style style:name="P29" style:family="paragraph" style:parent-style-name="Standard">
      <style:paragraph-properties fo:text-align="start" style:justify-single-word="false"/>
      <style:text-properties fo:font-size="12pt" officeooo:rsid="0034168d" officeooo:paragraph-rsid="00180c4c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2pt" officeooo:rsid="0034168d" officeooo:paragraph-rsid="003aa0b1" style:font-size-asian="12pt" style:font-size-complex="12pt"/>
    </style:style>
    <style:style style:name="T1" style:family="text">
      <style:text-properties officeooo:rsid="00058379"/>
    </style:style>
    <style:style style:name="T2" style:family="text">
      <style:text-properties officeooo:rsid="000df99d"/>
    </style:style>
    <style:style style:name="T3" style:family="text">
      <style:text-properties officeooo:rsid="00206a55"/>
    </style:style>
    <style:style style:name="T4" style:family="text">
      <style:text-properties officeooo:rsid="00239bef"/>
    </style:style>
    <style:style style:name="T5" style:family="text">
      <style:text-properties officeooo:rsid="002b2b70"/>
    </style:style>
    <style:style style:name="T6" style:family="text">
      <style:text-properties officeooo:rsid="002e5a60"/>
    </style:style>
    <style:style style:name="T7" style:family="text">
      <style:text-properties officeooo:rsid="002fa45e"/>
    </style:style>
    <style:style style:name="T8" style:family="text">
      <style:text-properties fo:font-weight="normal" officeooo:rsid="002fa45e" style:font-weight-asian="normal" style:font-weight-complex="normal"/>
    </style:style>
    <style:style style:name="T9" style:family="text">
      <style:text-properties officeooo:rsid="0034168d"/>
    </style:style>
    <style:style style:name="T10" style:family="text">
      <style:text-properties officeooo:rsid="0035f0d1"/>
    </style:style>
    <style:style style:name="T11" style:family="text">
      <style:text-properties officeooo:rsid="00372175"/>
    </style:style>
    <style:style style:name="T12" style:family="text">
      <style:text-properties officeooo:rsid="002a047d"/>
    </style:style>
    <style:style style:name="T13" style:family="text">
      <style:text-properties officeooo:rsid="0038a394"/>
    </style:style>
    <style:style style:name="T14" style:family="text">
      <style:text-properties fo:color="#89ddff" style:font-name="Fira Code"/>
    </style:style>
    <style:style style:name="T15" style:family="text">
      <style:text-properties officeooo:rsid="003aa0b1"/>
    </style:style>
    <style:style style:name="T16" style:family="text">
      <style:text-properties officeooo:rsid="003cad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LITECHNIKA WARSZAWSKA</text:p>
      <text:p text:style-name="P5">WYDZIAŁ ELEKTRYCZNY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ogramowanie równoległe i rozproszone</text:p>
      <text:p text:style-name="P4">Projekt część II<text:span text:style-name="T5">I</text:span> – użycie <text:span text:style-name="T5">MPI – Message Passing Interface</text:span></text:p>
      <text:p text:style-name="P24">Zadanie <text:span text:style-name="T12">BK27</text:span> - ,,<text:span text:style-name="T12">Słownik równoległy</text:span>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3">Prowadzący: dr inż. <text:span text:style-name="T12">Bartłomiej Kubica</text:span></text:p>
      <text:p text:style-name="P2">Wykonał: Szymon Nogieć</text:p>
      <text:p text:style-name="P2">Nr indeksu: 234446</text:p>
      <text:p text:style-name="P8"><text:soft-page-break/>1. <text:span text:style-name="T2">Implementacja</text:span></text:p>
      <text:p text:style-name="P3"/>
      <text:p text:style-name="P3"><text:tab/>Główną pętlą programu jest pętla for iterująca poprzez wszystkie elementy <text:span text:style-name="T13">przeznaczonej do wyszukania</text:span>. Na początku programu pobierany jest czas metodą std::chrono::high_resolution_clock::now() oraz ponownie po wykonaniu programu.</text:p>
      <text:p text:style-name="P6"><text:tab/></text:p>
      <text:p text:style-name="P6"><text:tab/><text:span text:style-name="T7">Program główny został zainicjalizowany wywołaniem MPI_Init (int </text:span><text:span text:style-name="T8">argc, char **argv[]) a zakończenie bloku wywołaniem MPI_Finalize().</text:span></text:p>
      <text:p text:style-name="P6"/>
      <text:p text:style-name="P6"><text:tab/><text:span text:style-name="T1">Główną blok równoległy programu jest rozpoczynany wywołaniem metod:</text:span></text:p>
      <text:p text:style-name="P14"><text:s text:c="4"/></text:p>
      <text:p text:style-name="P14"><text:s text:c="4"/>MPI_Comm_rank(MPI_COMM_WORLD, &amp;mynum);</text:p>
      <text:p text:style-name="P14"><text:s text:c="4"/>MPI_Comm_size(MPI_COMM_WORLD, &amp;nprocs);</text:p>
      <text:p text:style-name="P6"/>
      <text:p text:style-name="P14">Metody te pozwalają na pobranie liczby wartości rank danego procesu oraz liczby wszystkich procesów odpowiednio do zmiennych mynum i nprocs.</text:p>
      <text:p text:style-name="P14"><text:tab/>W kolejnym kroku główne pętle programu <text:span text:style-name="T6">przebudowano w ten sposób, że proces o wartości rank 0 jest odpowiedzialny za kolejno:</text:span></text:p>
      <text:p text:style-name="P15"><text:tab/>a. Pobranie <text:span text:style-name="T13">stringa z wektora słów do wyszukania</text:span>,</text:p>
      <text:p text:style-name="P15"><text:tab/>b. Pobranie nproc-1 kolejnych <text:span text:style-name="T13">stringów z wektora do wyszkania </text:span>i rozesłanie ich do pozostałych procesów,</text:p>
      <text:p text:style-name="P15"><text:tab/>c. <text:span text:style-name="T13">Wyszukanie występowania danego słowa w swojej kopii słownika</text:span>,</text:p>
      <text:p text:style-name="P15"><text:tab/>d. Oczekiwanie i pobieranie wyników działań od nproc-1 procesów oraz umieszczenie ich w docelowej tablicy,</text:p>
      <text:p text:style-name="P15"><text:tab/>e. <text:span text:style-name="T13">Zwrócenie wyniku</text:span></text:p>
      <text:p text:style-name="P15">2. Pozostałe nproc-1 procesów po wejściu w główną pętle:</text:p>
      <text:p text:style-name="P15"><text:tab/>a. Oczekiwało na otrzymanie od procesu o identyfikatorze 0 <text:span text:style-name="T15">stringa do wyszukania</text:span>,</text:p>
      <text:p text:style-name="P15"><text:tab/>b. Wykonywało oczekiwaną operację,</text:p>
      <text:p text:style-name="P15"><text:tab/>c. Wysyłało wyniki obliczeń <text:span text:style-name="T15">(zmienna bool – czy znaleziono) </text:span>do procesu o rank 0 i oczekiwało na kolejną porcję danych.</text:p>
      <text:p text:style-name="P14"/>
      <text:p text:style-name="P14"><text:tab/><text:span text:style-name="T7">Do komunikacji pomiędzy procesami wykorzystano komunikację asynchroniczną z synchronizacją wzajemną, a więc metody MPI_Send (void* buf, int count, MPI_Datatype datatype, int dest, int tag, MPI_Comm comm) oraz MPI_Recv (void* buf, int count, MPI_Datatype datatype, int source, int tag, MPI_Comm comm, MPI_Status *status). Dodatkowo, aby nie przesyłać dodatkowo rozmiaru tablicy znaków słowa do wyszukania dodano wywołanie MPI_Probe w celu sprawdzenia statusu przesyłanych informacji do n-tego procesu i następnie wywołanie </text:span></text:p>
      <text:p text:style-name="P14"><text:s/>MPI_Get_count(&amp;status, MPI_CHAR, &amp;l); <text:span text:style-name="T15">w celu pobrania rozmiaru tablicy i zaalokowania odpowiedniego bufora na ciąg znaków.</text:span></text:p>
      <text:p text:style-name="P14"/>
      <text:p text:style-name="P9"><text:tab/>2. Wyniki obliczeń</text:p>
      <text:p text:style-name="P12"/>
      <text:p text:style-name="P13"><text:tab/>Dla porównania obliczeń wykorzystano <text:span text:style-name="T3">tekst o rozmiarze około 2MB. Obliczenia przeprowadzono na procesorze 4-rdzeniowym intel i5-4590 w systemie operacyjnym linux dystrybucja Ubuntu 18.04. Wykorzystano kompilator g++ w wersji 7.3.0. Do projektu wykorzystano CMakeFile w którym określono linkowanie biblioteki i nagłówków MPI.</text:span></text:p>
      <text:p text:style-name="P13"><text:tab/><text:span text:style-name="T15">Program uruchamiano za pomocą </text:span></text:p>
      <text:p text:style-name="P13"><text:s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Liczba wątków\<text:span text:style-name="T4">operacja</text:span> </text:p>
          </table:table-cell>
          <table:table-cell table:style-name="Tabela1.B1" office:value-type="string">
            <text:p text:style-name="P21">Kodowanie [s]</text:p>
            <text:p text:style-name="P21">Dekodowanie [s]</text:p>
          </table:table-cell>
        </table:table-row>
        <table:table-row>
          <table:table-cell table:style-name="Tabela1.A2" office:value-type="string">
            <text:p text:style-name="P19">1</text:p>
          </table:table-cell>
          <table:table-cell table:style-name="Tabela1.B2" office:value-type="string">
            <text:p text:style-name="P30">6.58353</text:p>
          </table:table-cell>
        </table:table-row>
        <text:soft-page-break/>
        <table:table-row>
          <table:table-cell table:style-name="Tabela1.A2" office:value-type="string">
            <text:p text:style-name="P19">2</text:p>
          </table:table-cell>
          <table:table-cell table:style-name="Tabela1.B2" office:value-type="string">
            <text:p text:style-name="P30">9.68216</text:p>
          </table:table-cell>
        </table:table-row>
        <table:table-row>
          <table:table-cell table:style-name="Tabela1.A2" office:value-type="string">
            <text:p text:style-name="P19">4</text:p>
          </table:table-cell>
          <table:table-cell table:style-name="Tabela1.B2" office:value-type="string">
            <text:p text:style-name="P30">12.3544</text:p>
          </table:table-cell>
        </table:table-row>
      </table:table>
      <text:p text:style-name="P7"/>
      <text:p text:style-name="P16"><text:tab/></text:p>
      <text:p text:style-name="P16">Całość wyników programu:</text:p>
      <text:p text:style-name="P16"/>
      <text:p text:style-name="P29">➜ <text:s/>cmake-build-debug git:(feature/mpi) ✗ mpirun -n 1 ./mpi_prir </text:p>
      <text:p text:style-name="P29">----OPENMP PARALLEL SEARCH----</text:p>
      <text:p text:style-name="P29">find mpi done</text:p>
      <text:p text:style-name="P29">MPI time took 6.58353 with 1 processors.</text:p>
      <text:p text:style-name="P29">➜ <text:s/>cmake-build-debug git:(feature/mpi) ✗ mpirun -n 2 ./mpi_prir </text:p>
      <text:p text:style-name="P29">----OPENMP PARALLEL SEARCH----</text:p>
      <text:p text:style-name="P29">find mpi done</text:p>
      <text:p text:style-name="P29">MPI time took find mpi done</text:p>
      <text:p text:style-name="P29">9.68216 with 2 processors.</text:p>
      <text:p text:style-name="P29">➜ <text:s/>cmake-build-debug git:(feature/mpi) ✗ mpirun -n 4 ./mpi_prir </text:p>
      <text:p text:style-name="P29">----OPENMP PARALLEL SEARCH----</text:p>
      <text:p text:style-name="P29">find mpi donefind mpi done</text:p>
      <text:p text:style-name="P29">find mpi done</text:p>
      <text:p text:style-name="P29">find mpi done</text:p>
      <text:p text:style-name="P29"/>
      <text:p text:style-name="P29">MPI time took 12.3544 with 4 processors.</text:p>
      <text:p text:style-name="P29"/>
      <text:p text:style-name="P29"/>
      <text:p text:style-name="P18"><text:tab/><text:span text:style-name="T15">Do testów wykorzystano takie same rozmiary danych wejściowych jak w przypadku poprzedniej iteracji.</text:span></text:p>
      <text:p text:style-name="P11"/>
      <text:p text:style-name="P10"><text:tab/>3. Wnioski</text:p>
      <text:p text:style-name="P10"/>
      <text:p text:style-name="P17"><text:tab/><text:span text:style-name="T16">Zdecydowanie wyniki są niezadowalające. Niewątpliwie wynika to ze sposobu implementacji słownika i potrzeby wymiany danych pomiędzy procesami. Dane przesyłane między procesami są małe (odpowiednio tablica MPI_CHAR oraz MPI_CXXBOOL), w związku z czym zysk wnikający z wykorzystania wielu procesów zostaje przewyższony przez czas potrzebny na synchronizacje powyższych. <text:line-break/><text:tab/>Warto zauważyć, że jeśli powyższa komunikacja zostałaby wykorzystana w rozdzieleniu dużo bardziej wymagających pod względem obliczeniowym (a więc także czasowym) zadań, zysk zauważalny (wzrost dążący do liniowego). Dodatkowo należy zaznaczyć, że obliczenia wykonywano na maszynie lokalnej z pamięcią współdzieloną. </text:span></text:p>
      <text:p text:style-name="P17"><text:tab/><text:span text:style-name="T11">Do raportu załączono pliki źródłowe program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1:30:37.697412672</meta:creation-date>
    <dc:date>2019-01-22T21:00:04.852622892</dc:date>
    <meta:editing-duration>PT2H10M18S</meta:editing-duration>
    <meta:editing-cycles>52</meta:editing-cycles>
    <meta:generator>LibreOffice/6.0.7.3$Linux_X86_64 LibreOffice_project/00m0$Build-3</meta:generator>
    <meta:document-statistic meta:table-count="1" meta:image-count="0" meta:object-count="0" meta:page-count="3" meta:paragraph-count="63" meta:word-count="550" meta:character-count="4149" meta:non-whitespace-character-count="3610"/>
  </office:meta>
</office:document-meta>
</file>